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254cm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0pt" style:font-size-asian="120pt" style:font-size-complex="120pt"/>
    </style:style>
    <style:style style:name="P3" style:family="paragraph">
      <style:text-properties fo:color="#ff3333"/>
    </style:style>
    <style:style style:name="P4" style:family="paragraph">
      <style:text-properties fo:color="#ff3333" fo:font-size="96pt" style:font-size-asian="96pt" style:font-size-complex="96pt"/>
    </style:style>
    <style:style style:name="T1" style:family="text">
      <style:text-properties fo:font-size="120pt" style:font-size-asian="120pt" style:font-size-complex="120pt"/>
    </style:style>
    <style:style style:name="T2" style:family="text">
      <style:text-properties fo:color="#ff3333" fo:font-size="96pt" style:font-size-asian="96pt" style:font-size-complex="96pt"/>
    </style:style>
    <style:style style:name="T3" style:family="text">
      <style:text-properties fo:color="#00ae00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6.223cm" svg:height="6.096cm" svg:x="9.763cm" svg:y="13.065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6.223cm" svg:height="6.096cm" svg:x="17.955cm" svg:y="1.254cm">
          <text:p text:style-name="P2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6.223cm" svg:height="6.096cm" svg:x="1.255cm" svg:y="1.254cm">
          <text:p text:style-name="P2"><text:span text:style-name="T1">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7.478cm" svg:y1="4.302cm" svg:x2="9.656cm" svg:y2="4.302cm" draw:start-shape="id1" draw:start-glue-point="10" draw:end-shape="id2" draw:end-glue-point="6" svg:d="m7478 4302h2178" svg:viewBox="0 0 2179 1">
          <text:p/>
        </draw:connector>
        <draw:connector draw:style-name="gr2" draw:text-style-name="P1" draw:layer="layout" draw:type="line" svg:x1="17.955cm" svg:y1="4.302cm" svg:x2="15.879cm" svg:y2="4.302cm" draw:start-shape="id3" draw:end-shape="id2" svg:d="m17955 4302h-2076" svg:viewBox="0 0 2077 1">
          <text:p/>
        </draw:connector>
        <draw:frame draw:style-name="gr3" draw:text-style-name="P4" draw:layer="layout" svg:width="1.628cm" svg:height="4.036cm" svg:x="7.504cm" svg:y="0.912cm">
          <draw:text-box>
            <text:p text:style-name="P3"><text:span text:style-name="T2">-</text:span></text:p>
          </draw:text-box>
        </draw:frame>
        <draw:frame draw:style-name="gr3" draw:text-style-name="P4" draw:layer="layout" svg:width="2.479cm" svg:height="4.036cm" svg:x="15.99cm" svg:y="0.993cm">
          <draw:text-box>
            <text:p text:style-name="P3"><text:span text:style-name="T3">+</text:span></text:p>
          </draw:text-box>
        </draw:frame>
        <draw:custom-shape draw:style-name="gr1" draw:text-style-name="P2" xml:id="id2" draw:id="id2" draw:layer="layout" svg:width="6.223cm" svg:height="6.096cm" svg:x="9.656cm" svg:y="1.254cm">
          <text:p text:style-name="P2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2.768cm" svg:y1="7.35cm" svg:x2="12.875cm" svg:y2="13.065cm" draw:start-shape="id2" draw:start-glue-point="8" draw:end-shape="id4" draw:end-glue-point="4" svg:d="m12768 7350 107 5715" svg:viewBox="0 0 108 5716">
          <text:p/>
        </draw:connector>
        <draw:frame draw:style-name="gr3" draw:text-style-name="P4" draw:layer="layout" svg:width="1.628cm" svg:height="4.036cm" svg:x="12.004cm" svg:y="7.612cm">
          <draw:text-box>
            <text:p text:style-name="P3"><text:span text:style-name="T2">-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annes </meta:initial-creator>
    <meta:creation-date>2013-09-16T13:26:33</meta:creation-date>
    <dc:date>2013-10-21T21:07:32</dc:date>
    <dc:creator>Johannes </dc:creator>
    <meta:editing-duration>P0D</meta:editing-duration>
    <meta:editing-cycles>3</meta:editing-cycles>
    <meta:generator>LibreOffice/4.0.2.2$Linux_X86_64 LibreOffice_project/400m0$Build-2</meta:generator>
    <meta:document-statistic meta:object-count="10"/>
  </office:meta>
</office:document-meta>
</file>